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e9a0" officeooo:paragraph-rsid="0019e9a0"/>
    </style:style>
    <style:style style:name="P2" style:family="paragraph" style:parent-style-name="Standard">
      <style:text-properties fo:font-weight="bold" officeooo:rsid="0019e9a0" style:font-weight-asian="bold" style:font-weight-complex="bold"/>
    </style:style>
    <style:style style:name="P3" style:family="paragraph" style:parent-style-name="Standard">
      <style:text-properties fo:font-weight="bold" officeooo:rsid="0019e9a0" officeooo:paragraph-rsid="0019e9a0" style:font-weight-asian="bold" style:font-weight-complex="bold"/>
    </style:style>
    <style:style style:name="P4" style:family="paragraph" style:parent-style-name="Standard">
      <style:text-properties fo:font-weight="bold" officeooo:rsid="001a5f6a" officeooo:paragraph-rsid="001a5f6a" style:font-weight-asian="bold" style:font-weight-complex="bold"/>
    </style:style>
    <style:style style:name="P5" style:family="paragraph" style:parent-style-name="Standard">
      <style:text-properties fo:font-weight="bold" officeooo:rsid="001bbf69" officeooo:paragraph-rsid="001bbf69" style:font-weight-asian="bold" style:font-weight-complex="bold"/>
    </style:style>
    <style:style style:name="P6" style:family="paragraph" style:parent-style-name="Standard">
      <style:text-properties fo:font-weight="bold" officeooo:rsid="001c5554" officeooo:paragraph-rsid="001c5554" style:font-weight-asian="bold" style:font-weight-complex="bold"/>
    </style:style>
    <style:style style:name="P7" style:family="paragraph" style:parent-style-name="Standard">
      <style:text-properties fo:font-weight="bold" officeooo:rsid="001d3e2a" officeooo:paragraph-rsid="001d3e2a" style:font-weight-asian="bold" style:font-weight-complex="bold"/>
    </style:style>
    <style:style style:name="P8" style:family="paragraph" style:parent-style-name="Standard">
      <style:text-properties fo:font-weight="normal" officeooo:rsid="0019e9a0" officeooo:paragraph-rsid="0019e9a0" style:font-weight-asian="normal" style:font-weight-complex="normal"/>
    </style:style>
    <style:style style:name="P9" style:family="paragraph" style:parent-style-name="Standard">
      <style:text-properties fo:font-weight="normal" officeooo:rsid="001a5f6a" officeooo:paragraph-rsid="001a5f6a" style:font-weight-asian="normal" style:font-weight-complex="normal"/>
    </style:style>
    <style:style style:name="P10" style:family="paragraph" style:parent-style-name="Standard">
      <style:text-properties fo:font-weight="normal" officeooo:rsid="001b3bd0" officeooo:paragraph-rsid="001b3bd0" style:font-weight-asian="normal" style:font-weight-complex="normal"/>
    </style:style>
    <style:style style:name="P11" style:family="paragraph" style:parent-style-name="Standard">
      <style:text-properties fo:font-weight="normal" officeooo:rsid="001bbf69" officeooo:paragraph-rsid="001bbf69" style:font-weight-asian="normal" style:font-weight-complex="normal"/>
    </style:style>
    <style:style style:name="P12" style:family="paragraph" style:parent-style-name="Standard">
      <style:text-properties fo:font-weight="normal" officeooo:rsid="001c5554" officeooo:paragraph-rsid="001c5554" style:font-weight-asian="normal" style:font-weight-complex="normal"/>
    </style:style>
    <style:style style:name="P13" style:family="paragraph" style:parent-style-name="Standard">
      <style:text-properties fo:font-weight="normal" officeooo:rsid="001d3e2a" officeooo:paragraph-rsid="001d3e2a" style:font-weight-asian="normal" style:font-weight-complex="normal"/>
    </style:style>
    <style:style style:name="P14" style:family="paragraph" style:parent-style-name="Standard">
      <style:text-properties fo:font-weight="normal" officeooo:rsid="001dae3a" officeooo:paragraph-rsid="001dae3a" style:font-weight-asian="normal" style:font-weight-complex="normal"/>
    </style:style>
    <style:style style:name="P15" style:family="paragraph" style:parent-style-name="Standard">
      <style:text-properties fo:font-weight="normal" officeooo:rsid="001dae3a" officeooo:paragraph-rsid="001dae3a" style:font-weight-asian="normal" style:font-weight-complex="normal"/>
    </style:style>
    <style:style style:name="P16" style:family="paragraph" style:parent-style-name="Standard">
      <style:text-properties fo:font-weight="normal" officeooo:rsid="001d3e2a" officeooo:paragraph-rsid="001ebe19" style:font-weight-asian="normal" style:font-weight-complex="normal"/>
    </style:style>
    <style:style style:name="P17" style:family="paragraph" style:parent-style-name="Standard">
      <style:text-properties fo:font-weight="normal" officeooo:rsid="002a4107" officeooo:paragraph-rsid="002a4107" style:font-weight-asian="normal" style:font-weight-complex="normal"/>
    </style:style>
    <style:style style:name="P18" style:family="paragraph" style:parent-style-name="Standard">
      <style:text-properties fo:font-weight="bold" officeooo:rsid="001d3e2a" officeooo:paragraph-rsid="001ebe19" style:font-weight-asian="bold" style:font-weight-complex="bold"/>
    </style:style>
    <style:style style:name="T1" style:family="text">
      <style:text-properties officeooo:rsid="001a5f6a"/>
    </style:style>
    <style:style style:name="T2" style:family="text">
      <style:text-properties officeooo:rsid="001bbf6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officeooo:rsid="001dfcc1"/>
    </style:style>
    <style:style style:name="T6" style:family="text">
      <style:text-properties officeooo:rsid="001ebe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vel 0</text:p>
      <text:p text:style-name="P1">bandit0</text:p>
      <text:p text:style-name="P1">bandit0</text:p>
      <text:p text:style-name="P1"/>
      <text:p text:style-name="P3">Level <text:span text:style-name="T1">0</text:span> – Level <text:span text:style-name="T1">1</text:span></text:p>
      <text:p text:style-name="P8"/>
      <text:p text:style-name="P8">Password- boJ9jbbUNNfktd78OOpsqOltutMc3MY1</text:p>
      <text:p text:style-name="P8"/>
      <text:p text:style-name="P8">I opened the readme file</text:p>
      <text:p text:style-name="P8"/>
      <text:p text:style-name="P3">Level <text:span text:style-name="T1">1</text:span> – Level <text:span text:style-name="T1">2</text:span></text:p>
      <text:p text:style-name="P3"/>
      <text:p text:style-name="P9">I realised that {./} is used as a prefix when command line options clashes with filenames.</text:p>
      <text:p text:style-name="P9"/>
      <text:p text:style-name="P9">Password- <text:s/>CV1DtqXWVFXTvM2F0k09SHz0YwRINYA9</text:p>
      <text:p text:style-name="P3"/>
      <text:p text:style-name="P4">Level 2- Level 3</text:p>
      <text:p text:style-name="P9"/>
      <text:p text:style-name="P9">Filenames with sapces need to be separated with \(backslahes) or can be put in inverted commas {Source – Twarit Sir}</text:p>
      <text:p text:style-name="P9"><text:s/>Password- UmHadQclWmgdLOKQ3YNgjWxGoRMb5luK</text:p>
      <text:p text:style-name="P9"/>
      <text:p text:style-name="P4">Level 3 – Level 4</text:p>
      <text:p text:style-name="P10"/>
      <text:p text:style-name="P10">I realised that all folders can be listed usi<text:span text:style-name="T2">n</text:span>g <text:s/>ls -a <text:s/><text:span text:style-name="T2">command (Even the hidden ones)</text:span></text:p>
      <text:p text:style-name="P11">Also later the hidden file was named as (.hidden) { <text:span text:style-name="T3">dot </text:span><text:span text:style-name="T4">hidden</text:span>}</text:p>
      <text:p text:style-name="P4"/>
      <text:p text:style-name="P11">Password- pIwrPrtPN36QITSp3EQaw936yaFoFgAB</text:p>
      <text:p text:style-name="P5"/>
      <text:p text:style-name="P6">Level 4 – Level 5</text:p>
      <text:p text:style-name="P6"/>
      <text:p text:style-name="P12">The files were named as -file01 , -file02 ..... etc</text:p>
      <text:p text:style-name="P12">-file07 was Human readable</text:p>
      <text:p text:style-name="P12">Password- koReBOKuIDDepwhWk7jZC0RTdopnAYKh</text:p>
      <text:p text:style-name="P12"/>
      <text:p text:style-name="P7">Level 5 – Level 6</text:p>
      <text:p text:style-name="P13"/>
      <text:p text:style-name="P14">Password- DXjZPULLxYr17uwoI01bNLQbtFemEgo7</text:p>
      <text:p text:style-name="P14"/>
      <text:p text:style-name="P14">I used a filter for properties <text:span text:style-name="T5">while searching for the specified file</text:span></text:p>
      <text:p text:style-name="P14"/>
      <text:p text:style-name="P14">find -type f -size 1033c ! -executable</text:p>
      <text:p text:style-name="P14"/>
      <text:p text:style-name="P14">./maybehere07/.file2 (This was the required file)</text:p>
      <text:p text:style-name="P14"/>
      <text:p text:style-name="P18">Level <text:span text:style-name="T6">6</text:span> – Level <text:span text:style-name="T6">7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8:01:03.251847713</meta:creation-date>
    <dc:date>2019-01-26T23:40:27.742104477</dc:date>
    <meta:editing-duration>PT56M52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51" meta:character-count="1005" meta:non-whitespace-character-count="869"/>
  </office:meta>
</office:document-meta>
</file>